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12.8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15.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41.93mm"/>
    </style:style>
    <style:style style:name="co9" style:family="table-column">
      <style:table-column-properties fo:break-before="auto" style:column-width="15.96mm"/>
    </style:style>
    <style:style style:name="co10" style:family="table-column">
      <style:table-column-properties fo:break-before="auto" style:column-width="16.46mm"/>
    </style:style>
    <style:style style:name="co11" style:family="table-column">
      <style:table-column-properties fo:break-before="auto" style:column-width="8.01mm"/>
    </style:style>
    <style:style style:name="co12" style:family="table-column">
      <style:table-column-properties fo:break-before="auto" style:column-width="18.2mm"/>
    </style:style>
    <style:style style:name="co13" style:family="table-column">
      <style:table-column-properties fo:break-before="auto" style:column-width="20.96mm"/>
    </style:style>
    <style:style style:name="co14" style:family="table-column">
      <style:table-column-properties fo:break-before="auto" style:column-width="20.71mm"/>
    </style:style>
    <style:style style:name="co15" style:family="table-column">
      <style:table-column-properties fo:break-before="auto" style:column-width="20.44mm"/>
    </style:style>
    <style:style style:name="co16" style:family="table-column">
      <style:table-column-properties fo:break-before="auto" style:column-width="22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e8cb" fo:border="0.74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f6f9d4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6f9d4" fo:border="0.06pt solid #000000"/>
    </style:style>
    <style:style style:name="ce40" style:family="table-cell" style:parent-style-name="Default">
      <style:table-cell-properties fo:background-color="#ffff38" fo:border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38" fo:border="0.06pt solid #000000"/>
    </style:style>
    <style:style style:name="ce4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06pt solid #000000"/>
    </style:style>
    <style:style style:name="ce44" style:family="table-cell" style:parent-style-name="Default" style:data-style-name="N0"/>
    <style:style style:name="ce45" style:family="table-cell" style:parent-style-name="Default" style:data-style-name="N100"/>
    <style:style style:name="ce17" style:family="table-cell" style:parent-style-name="Default">
      <style:table-cell-properties fo:background-color="#111111" style:text-align-source="fix" style:repeat-content="false"/>
      <style:paragraph-properties fo:text-align="center" fo:margin-left="0mm"/>
      <style:text-properties fo:color="#ffffff"/>
    </style:style>
    <style:style style:name="ce1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111111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6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fo:background-color="#111111" style:text-align-source="fix" style:repeat-content="false"/>
      <style:paragraph-properties fo:text-align="end" fo:margin-left="0mm"/>
    </style:style>
    <style:style style:name="ce50" style:family="table-cell" style:parent-style-name="Default" style:data-style-name="N61">
      <style:table-cell-properties style:text-align-source="fix" style:repeat-content="false" fo:border="0.06pt solid #000000"/>
      <style:paragraph-properties fo:text-align="end" fo:margin-left="0mm"/>
    </style:style>
    <style:style style:name="ce51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mm"/>
    </style:style>
    <style:style style:name="ce52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="0.74pt solid #000000"/>
    </style:style>
    <style:style style:name="ce63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dde8cb" fo:border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f6f9d4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6f9d4" fo:border="0.06pt solid #000000"/>
    </style:style>
    <style:style style:name="ce70" style:family="table-cell" style:parent-style-name="Default">
      <style:table-cell-properties fo:background-color="#ffff38" fo:border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38" fo:border="0.06pt solid #000000"/>
    </style:style>
    <style:style style:name="ce7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</style:style>
    <style:style style:name="ce74" style:family="table-cell" style:parent-style-name="Default" style:data-style-name="N0"/>
    <style:style style:name="ce75" style:family="table-cell" style:parent-style-name="Default" style:data-style-name="N100"/>
    <style:style style:name="ce76" style:family="table-cell" style:parent-style-name="Default">
      <style:table-cell-properties fo:background-color="#111111" style:text-align-source="fix" style:repeat-content="fals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9" style:family="table-cell" style:parent-style-name="Default">
      <style:table-cell-properties fo:background-color="#111111" style:text-align-source="fix" style:repeat-content="false"/>
      <style:paragraph-properties fo:text-align="center" fo:margin-left="0mm"/>
      <style:text-properties fo:color="#ffffff"/>
    </style:style>
    <style:style style:name="ce8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111111" style:text-align-source="fix" style:repeat-content="false"/>
      <style:paragraph-properties fo:text-align="end" fo:margin-left="0mm"/>
    </style:style>
    <style:style style:name="ce86" style:family="table-cell" style:parent-style-name="Default" style:data-style-name="N61">
      <style:table-cell-properties style:text-align-source="fix" style:repeat-content="false" fo:border="0.06pt solid #000000"/>
      <style:paragraph-properties fo:text-align="end" fo:margin-left="0mm"/>
    </style:style>
    <style:style style:name="ce8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0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3"/>
        <table:table-column table:style-name="co2" table:number-columns-repeated="8" table:default-cell-style-name="ce65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1" office:value-type="string" calcext:value-type="string" table:number-columns-spanned="9" table:number-rows-spanned="1">
            <text:p>Liner address 0x0 translates to 0x0 physical address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62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A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 Phy Add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(*0x2B000)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ical Addr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1" office:value-type="string" calcext:value-type="string" table:number-columns-spanned="9" table:number-rows-spanned="1">
            <text:p>Liner address 0x400000 does not translates to a physical address (Page fault)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62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A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4)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2B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ysical Addr</text:p>
          </table:table-cell>
          <table:table-cell table:style-name="ce66" table:number-columns-repeated="8"/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1" office:value-type="string" calcext:value-type="string" table:number-columns-spanned="9" table:number-rows-spanned="1">
            <text:p>Liner address 0x3FFFFF translates to 0x3FFFFF physical address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62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5" table:style-name="ce66"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A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 Phy Add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(*0x2BFFC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ical Addr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5" table:style-name="ce66" office:value-type="string" calcext:value-type="string">
            <text:p>F</text:p>
          </table:table-cell>
          <table:table-cell table:number-columns-repeated="10"/>
        </table:table-row>
      </table:table>
      <table:table table:name="Sheet2" table:style-name="ta1"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ce75"/>
        <table:table-column table:style-name="co3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68" office:value-type="string" calcext:value-type="string">
            <text:p>__page_dir</text:p>
          </table:table-cell>
          <table:table-cell table:style-name="ce72" office:value-type="string" calcext:value-type="string">
            <text:p>2A000</text:p>
          </table:table-cell>
          <table:table-cell table:formula="of:=HEX2DEC([.C5])" office:value-type="float" office:value="172032" calcext:value-type="float">
            <text:p>172032</text:p>
          </table:table-cell>
          <table:table-cell/>
          <table:table-cell table:formula="of:=HEX2DEC(&quot;fffff000&quot;)" office:value-type="float" office:value="4294963200" calcext:value-type="float">
            <text:p>4294963200</text:p>
          </table:table-cell>
          <table:table-cell office:value-type="string" calcext:value-type="string">
            <text:p>31:12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CR3</text:p>
          </table:table-cell>
          <table:table-cell table:style-name="ce73" table:formula="of:=[.C5]" office:value-type="string" office:string-value="2A000" calcext:value-type="string">
            <text:p>2A000</text:p>
          </table:table-cell>
          <table:table-cell table:formula="of:=HEX2DEC([.C6])" office:value-type="float" office:value="172032" calcext:value-type="float">
            <text:p>172032</text:p>
          </table:table-cell>
          <table:table-cell/>
          <table:table-cell table:formula="of:=HEX2DEC(&quot;ffc00000&quot;)" office:value-type="float" office:value="4290772992" calcext:value-type="float">
            <text:p>4290772992</text:p>
          </table:table-cell>
          <table:table-cell office:value-type="string" calcext:value-type="string">
            <text:p>31:22</text:p>
          </table:table-cell>
          <table:table-cell/>
        </table:table-row>
        <table:table-row table:style-name="ro1">
          <table:table-cell/>
          <table:table-cell table:style-name="ce70" office:value-type="string" calcext:value-type="string">
            <text:p>Linear Addr</text:p>
          </table:table-cell>
          <table:table-cell table:style-name="ce70" office:value-type="string" calcext:value-type="string">
            <text:p>3FFFFF</text:p>
          </table:table-cell>
          <table:table-cell table:formula="of:=HEX2DEC([.C7])" office:value-type="float" office:value="4194303" calcext:value-type="float">
            <text:p>4194303</text:p>
          </table:table-cell>
          <table:table-cell/>
          <table:table-cell table:formula="of:=HEX2DEC(&quot;fff&quot;)" office:value-type="float" office:value="4095" calcext:value-type="float">
            <text:p>4095</text:p>
          </table:table-cell>
          <table:table-cell office:value-type="string" calcext:value-type="string">
            <text:p>11:0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&amp;PDE</text:p>
          </table:table-cell>
          <table:table-cell table:style-name="ce73" table:formula="of:=DEC2HEX([.D8])" office:value-type="string" office:string-value="2A000" calcext:value-type="string">
            <text:p>2A000</text:p>
          </table:table-cell>
          <table:table-cell table:style-name="ce74" table:formula="of:=BITOR(BITAND([.D6];[.F5]);BITAND([.D7];[.F6]))" office:value-type="float" office:value="172032" calcext:value-type="float">
            <text:p>172032</text:p>
          </table:table-cell>
          <table:table-cell/>
          <table:table-cell table:formula="of:=HEX2DEC(&quot;3ff000&quot;)" office:value-type="float" office:value="4190208" calcext:value-type="float">
            <text:p>4190208</text:p>
          </table:table-cell>
          <table:table-cell office:value-type="string" calcext:value-type="string">
            <text:p>21:12</text:p>
          </table:table-cell>
          <table:table-cell/>
        </table:table-row>
        <table:table-row table:style-name="ro1">
          <table:table-cell/>
          <table:table-cell table:style-name="ce68" office:value-type="string" calcext:value-type="string">
            <text:p>*PDE</text:p>
          </table:table-cell>
          <table:table-cell table:style-name="ce72" office:value-type="string" calcext:value-type="string">
            <text:p>2B000</text:p>
          </table:table-cell>
          <table:table-cell table:formula="of:=HEX2DEC([.C9])" office:value-type="float" office:value="176128" calcext:value-type="float">
            <text:p>176128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&amp;PTE</text:p>
          </table:table-cell>
          <table:table-cell table:style-name="ce73" table:formula="of:=DEC2HEX([.D10])" office:value-type="string" office:string-value="2BFFC" calcext:value-type="string">
            <text:p>2BFFC</text:p>
          </table:table-cell>
          <table:table-cell table:style-name="ce74" table:formula="of:=BITOR(BITAND([.D9];[.F5]); BITRSHIFT(BITAND([.D7];[.F8]);10))" office:value-type="float" office:value="180220" calcext:value-type="float">
            <text:p>180220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*PTE</text:p>
          </table:table-cell>
          <table:table-cell table:style-name="ce73" table:formula="of:=DEC2HEX([.D11])" office:value-type="string" office:string-value="3FF000" calcext:value-type="string">
            <text:p>3FF000</text:p>
          </table:table-cell>
          <table:table-cell table:formula="of:=([.D10]-[.D9])/4*4096" office:value-type="float" office:value="4190208" calcext:value-type="float">
            <text:p>4190208</text:p>
          </table:table-cell>
          <table:table-cell table:number-columns-repeated="4"/>
        </table:table-row>
        <table:table-row table:style-name="ro1">
          <table:table-cell/>
          <table:table-cell table:style-name="ce71" office:value-type="string" calcext:value-type="string">
            <text:p>Phy Addr</text:p>
          </table:table-cell>
          <table:table-cell table:style-name="ce71" table:formula="of:=DEC2HEX([.D12])" office:value-type="string" office:string-value="3FFFFF" calcext:value-type="string">
            <text:p>3FFFFF</text:p>
          </table:table-cell>
          <table:table-cell table:formula="of:=BITOR(BITAND([.D11];[.F5]);BITAND([.D7];[.F7]))" office:value-type="float" office:value="4194303" calcext:value-type="float">
            <text:p>4194303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74" table:formula="of:=BITOR(BITAND([.H12];[.J8]);BITAND([.H10];[.J11]))" office:value-type="float" office:value="0" calcext:value-type="float">
            <text:p>0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1MB Mapping" table:style-name="ta1">
        <table:table-column table:style-name="co9" table:default-cell-style-name="ce78"/>
        <table:table-column table:style-name="co10" table:default-cell-style-name="Default"/>
        <table:table-column table:style-name="co11" table:number-columns-repeated="32" table:default-cell-style-name="Default"/>
        <table:table-column table:style-name="co3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Hex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4:.V4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2000" calcext:value-type="float">
            <text:p>2000</text:p>
          </table:table-cell>
          <table:table-cell table:style-name="ce77" office:value-type="string" calcext:value-type="string">
            <text:p>PTE0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6:.V6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77" office:value-type="float" office:value="2004" calcext:value-type="float">
            <text:p>2004</text:p>
          </table:table-cell>
          <table:table-cell table:style-name="ce77" office:value-type="string" calcext:value-type="string">
            <text:p>PTE1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float" office:value="2008" calcext:value-type="float">
            <text:p>2008</text:p>
          </table:table-cell>
          <table:table-cell table:style-name="ce77" office:value-type="string" calcext:value-type="string">
            <text:p>PTE2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102" calcext:value-type="string">
            <text:p>102</text:p>
          </table:table-cell>
        </table:table-row>
        <table:table-row table:style-name="ro1">
          <table:table-cell table:style-name="ce77" office:value-type="float" office:value="2012" calcext:value-type="float">
            <text:p>2012</text:p>
          </table:table-cell>
          <table:table-cell table:style-name="ce77" office:value-type="string" calcext:value-type="string">
            <text:p>PTE3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103" calcext:value-type="string">
            <text:p>103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number-columns-repeated="9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0:.V10]);2);16)" office:value-type="string" office:string-value="1FF" calcext:value-type="string">
            <text:p>1FF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3FF" calcext:value-type="string">
            <text:p>3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4FF" calcext:value-type="string">
            <text:p>4FF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14:.AH1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15:.AH15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16:.AH16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17:.AH17]);2);16)" office:value-type="string" office:string-value="100000" calcext:value-type="string">
            <text:p>100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18:.AH1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19:.AH19]);2);16)" office:value-type="string" office:string-value="FFFFF" calcext:value-type="string">
            <text:p>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0:.AH20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1:.AH21]);2);16)" office:value-type="string" office:string-value="23FC" calcext:value-type="string">
            <text:p>23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number-columns-repeated="9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22:.AH22]);2);16)" office:value-type="string" office:string-value="1FFFFF" calcext:value-type="string">
            <text:p>1FFFFF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3:.AH23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4:.AH2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5:.AH25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6:.AH26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7:.AH27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8:.AH2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9:.AH29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30:.AH30]);2);16)" office:value-type="string" office:string-value="0" calcext:value-type="string">
            <text:p>0</text:p>
          </table:table-cell>
        </table:table-row>
        <table:table-row table:style-name="ro1" table:number-rows-repeated="104854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" table:style-name="ta1">
        <table:table-column table:style-name="co12" table:default-cell-style-name="ce78"/>
        <table:table-column table:style-name="co13" table:default-cell-style-name="Default"/>
        <table:table-column table:style-name="co11" table:number-columns-repeated="32" table:default-cell-style-name="Default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4:.V4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float" office:value="1004" calcext:value-type="float">
            <text:p>1004</text:p>
          </table:table-cell>
          <table:table-cell table:style-name="ce77" office:value-type="string" calcext:value-type="string">
            <text:p>PDE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5:.V5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float" office:value="1008" calcext:value-type="float">
            <text:p>1008</text:p>
          </table:table-cell>
          <table:table-cell table:style-name="ce77" office:value-type="string" calcext:value-type="string">
            <text:p>PDE2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6:.V6]);2);16)" office:value-type="string" office:string-value="4" calcext:value-type="string">
            <text:p>4</text:p>
          </table:table-cell>
        </table:table-row>
        <table:table-row table:style-name="ro1">
          <table:table-cell table:style-name="ce77" office:value-type="string" calcext:value-type="string">
            <text:p>13FC</text:p>
          </table:table-cell>
          <table:table-cell table:style-name="ce77" office:value-type="string" calcext:value-type="string">
            <text:p>PD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2000" calcext:value-type="float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0:.V10]);2);16)" office:value-type="string" office:string-value="C0000" calcext:value-type="string">
            <text:p>C0000</text:p>
          </table:table-cell>
        </table:table-row>
        <table:table-row table:style-name="ro1">
          <table:table-cell table:style-name="ce77" office:value-type="float" office:value="2004" calcext:value-type="float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C0001" calcext:value-type="string">
            <text:p>C0001</text:p>
          </table:table-cell>
        </table:table-row>
        <table:table-row table:style-name="ro1">
          <table:table-cell table:style-name="ce77" office:value-type="float" office:value="2008" calcext:value-type="float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6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C0002" calcext:value-type="string">
            <text:p>C0002</text:p>
          </table:table-cell>
        </table:table-row>
        <table:table-row table:style-name="ro1">
          <table:table-cell table:style-name="ce77" office:value-type="float" office:value="2012" calcext:value-type="float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6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3:.V13]);2);16)" office:value-type="string" office:string-value="C0003" calcext:value-type="string">
            <text:p>C0003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C00B8" calcext:value-type="string">
            <text:p>C00B8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C00FF" calcext:value-type="string">
            <text:p>C00FF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C02FF" calcext:value-type="string">
            <text:p>C02FF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C03FF" calcext:value-type="string">
            <text:p>C03FF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3000" calcext:value-type="float">
            <text:p>3000</text:p>
          </table:table-cell>
          <table:table-cell table:style-name="ce77" office:value-type="string" calcext:value-type="string">
            <text:p>PTE1-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office:value-type="string" calcext:value-type="string">
            <text:p>33FC</text:p>
          </table:table-cell>
          <table:table-cell table:style-name="ce77" office:value-type="string" calcext:value-type="string">
            <text:p>PTE1-255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2:.AH22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27:.AH27]);2);16)" office:value-type="string" office:string-value="FFFFF" calcext:value-type="string">
            <text:p>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23FC" calcext:value-type="string">
            <text:p>23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0:.AH30]);2);16)" office:value-type="string" office:string-value="C00FFFFF" calcext:value-type="string">
            <text:p>C00FFFFF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9"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2:.AH32]);2);16)" office:value-type="string" office:string-value="4FFFFF" calcext:value-type="string">
            <text:p>4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3:.AH33]);2);16)" office:value-type="string" office:string-value="1004" calcext:value-type="string">
            <text:p>1004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4:.AH34]);2);16)" office:value-type="string" office:string-value="33FC" calcext:value-type="string">
            <text:p>33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5:.AH35]);2);16)" office:value-type="string" office:string-value="C04FFFFF" calcext:value-type="string">
            <text:p>C04FFFFF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7:.AH37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8:.AH38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9:.AH39]);2);16)" office:value-type="string" office:string-value="22E0" calcext:value-type="string">
            <text:p>22E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40:.AH40]);2);16)" office:value-type="string" office:string-value="C00B8000" calcext:value-type="string">
            <text:p>C00B800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_2" table:style-name="ta1">
        <office:forms form:automatic-focus="false" form:apply-design-mode="false"/>
        <table:table-column table:style-name="co15" table:default-cell-style-name="ce78"/>
        <table:table-column table:style-name="co16" table:default-cell-style-name="Default"/>
        <table:table-column table:style-name="co11" table:number-columns-repeated="32" table:default-cell-style-name="ce89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Default"/>
          <table:table-cell table:style-name="ce81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81" office:value-type="string" calcext:value-type="string" table:number-columns-spanned="2" table:number-rows-spanned="1">
            <text:p>Kernel Pm location (KPM)</text:p>
          </table:table-cell>
          <table:covered-table-cell table:style-name="ce77"/>
          <table:table-cell table:style-name="ce87" table:number-columns-repeated="8"/>
          <table:table-cell table:style-name="ce90" table:number-columns-repeated="4"/>
          <table:table-cell table:number-columns-repeated="7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77" table:formula="of:=BASE(DECIMAL(COM.MICROSOFT.CONCAT([.C4:.AH4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Kernel Vm location (KVM)</text:p>
          </table:table-cell>
          <table:covered-table-cell table:style-name="ce77"/>
          <table:table-cell table:number-columns-repeated="2" table:style-name="ce88" office:value-type="float" office:value="1" calcext:value-type="float">
            <text:p>1</text:p>
          </table:table-cell>
          <table:table-cell table:number-columns-repeated="30" table:style-name="ce88" office:value-type="float" office:value="0" calcext:value-type="float">
            <text:p>0</text:p>
          </table:table-cell>
          <table:table-cell table:style-name="ce77" table:formula="of:=BASE(DECIMAL(COM.MICROSOFT.CONCAT([.C5:.AH5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1004</text:p>
          </table:table-cell>
          <table:table-cell table:style-name="ce77" office:value-type="string" calcext:value-type="string">
            <text:p>PDE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1008</text:p>
          </table:table-cell>
          <table:table-cell table:style-name="ce77" office:value-type="string" calcext:value-type="string">
            <text:p>PDE2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4" calcext:value-type="string">
            <text:p>4</text:p>
          </table:table-cell>
        </table:table-row>
        <table:table-row table:style-name="ro1">
          <table:table-cell table:style-name="ce77" office:value-type="string" calcext:value-type="string">
            <text:p>1C00</text:p>
          </table:table-cell>
          <table:table-cell table:style-name="ce77" office:value-type="string" calcext:value-type="string">
            <text:p>PDE768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office:value-type="string" calcext:value-type="string">
            <text:p>13FC</text:p>
          </table:table-cell>
          <table:table-cell table:style-name="ce77" office:value-type="string" calcext:value-type="string">
            <text:p>PD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string" calcext:value-type="string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office:value-type="string" calcext:value-type="string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4" calcext:value-type="string">
            <text:p>4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8:.V18]);2);16)" office:value-type="string" office:string-value="B9" calcext:value-type="string">
            <text:p>B9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9:.V19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0:.V20]);2);16)" office:value-type="string" office:string-value="300" calcext:value-type="string">
            <text:p>300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1:.V21]);2);16)" office:value-type="string" office:string-value="B8" calcext:value-type="string">
            <text:p>B8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6:.AH26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C03FF000" calcext:value-type="string">
            <text:p>C03FF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0:.AH30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1:.AH31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2:.AH32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3:.AH33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4:.AH3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5:.AH35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7:.AH37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8:.AH3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9:.AH39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40:.AH40]);2);16)" office:value-type="string" office:string-value="0" calcext:value-type="string">
            <text:p>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 style:data-style-name="N2" text:time-value="03:03:37.567998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9T20:20:43.702238611</meta:creation-date>
    <dc:date>2021-07-16T03:03:57.730641929</dc:date>
    <meta:editing-duration>P4DT7H13M7S</meta:editing-duration>
    <meta:editing-cycles>205</meta:editing-cycles>
    <meta:generator>LibreOffice/6.1.5.2$Linux_X86_64 LibreOffice_project/10$Build-2</meta:generator>
    <meta:document-statistic meta:table-count="5" meta:cell-count="2431" meta:object-count="0"/>
  </office:meta>
</office:document-meta>
</file>